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/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/>
          <table:table-cell office:value-type="float" office:value="15000" calcext:value-type="float">
            <text:p>15000</text:p>
          </table:table-cell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ce2" table:formula="of:=SUM([.H4:.H28])" office:value-type="float" office:value="40257.1428571429" calcext:value-type="float">
            <text:p>40257.1428571429</text:p>
          </table:table-cell>
          <table:table-cell table:style-name="ce16"/>
          <table:table-cell table:style-name="ce2" table:formula="of:=SUM([.J3:.J28])" office:value-type="float" office:value="69500" calcext:value-type="float">
            <text:p>69500</text:p>
          </table:table-cell>
          <table:table-cell table:style-name="ce2" table:formula="of:=SUM([.K24:.K26])" office:value-type="float" office:value="60000" calcext:value-type="float">
            <text:p>6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0:55:35.6398681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04T11:23:10.677341455</dc:date>
    <meta:editing-duration>P10DT16H16M38S</meta:editing-duration>
    <meta:editing-cycles>3317</meta:editing-cycles>
    <meta:generator>LibreOffice/4.2.8.2$Linux_X86_64 LibreOffice_project/420m0$Build-2</meta:generator>
    <meta:document-statistic meta:table-count="20" meta:cell-count="9126" meta:object-count="0"/>
  </office:meta>
</office:document-meta>
</file>